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idLayoutRenderer.layoutEnd( FacesContext facesContext , UIComponent compon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GridLayoutRenderer.encodeBegin( FacesContext facesContext , UIComponent compon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GridLayoutRenderer.encodeEnd( FacesContext facesContext , UIComponent compon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GridLayoutRenderer.getRenders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idLayoutRenderer.encodeSuppe( FacesContext facesContext , UI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ridLayoutRenderer.layoutBegin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